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9b00d3" fo:font-style="italic"/>
    </style:style>
    <style:style style:name="T46" style:family="text">
      <style:text-properties fo:font-size="14.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fo:color="#9b00d3" fo:font-style="italic"/>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4.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fo:color="#9b00d3" fo:font-style="italic"/>
    </style:style>
    <style:style style:name="T5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fo:margin-left="36.00pt" fo:text-indent="0.00pt"/>
    </style:style>
    <style:style style:name="P34" style:family="paragraph">
      <style:paragraph-properties fo:line-height="100.00%" fo:text-align="left"/>
    </style:style>
    <style:style style:name="P35" style:family="paragraph">
      <style:paragraph-properties fo:line-height="100.00%" fo:text-align="left" fo:margin-left="36.00pt" fo:text-indent="0.00pt"/>
    </style:style>
    <style:style style:name="P36" style:family="paragraph">
      <style:paragraph-properties fo:line-height="100.00%" fo:text-align="left" fo:margin-left="36.00pt" fo:text-indent="0.00pt"/>
    </style:style>
    <style:style style:name="P37" style:family="paragraph">
      <style:paragraph-properties fo:line-height="100.00%" fo:text-align="left" fo:margin-left="36.00pt" fo:text-indent="0.00pt"/>
    </style:style>
    <style:style style:name="P38"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2"><text:span text:style-name="T3">Setting/Szenario:</text:span></text:p>
      <text:p text:style-name="P2"><text:span text:style-name="T4"/></text:p>
      <text:list text:style-name="L3">
        <text:list-item>
          <text:p text:style-name="P3"><text:span text:style-name="T5">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p>
        </text:list-item>
      </text:list>
      <text:p text:style-name="P4"><text:span text:style-name="T6"/></text:p>
      <text:p text:style-name="P5"><text:span text:style-name="T7">Steuerung:</text:span></text:p>
      <text:p text:style-name="P5"><text:span text:style-name="T8"/></text:p>
      <text:list text:style-name="L6">
        <text:list-item>
          <text:p text:style-name="P6"><text:span text:style-name="T9">Mouse Look Directional | WASD / Keyboard Basis</text:span></text:p>
        </text:list-item>
      </text:list>
      <text:p text:style-name="P7"><text:span text:style-name="T10"/></text:p>
      <text:list text:style-name="L8">
        <text:list-item>
          <text:p text:style-name="P8"><text:span text:style-name="T11">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2">Videobeispiel:<text:s/></text:span><text:a xlink:href="http://www.youtube.com/watch?v=RdAghPYmQuA"><text:span text:style-name="T13">http://www.youtube.com/watch?v=RdAghPYmQuA</text:span></text:a><text:span text:style-name="T14"/></text:p>
        </text:list-item>
      </text:list>
      <text:p text:style-name="P9"><text:span text:style-name="T14"/></text:p>
      <text:list text:style-name="L10">
        <text:list-item>
          <text:p text:style-name="P10"><text:span text:style-name="T15">Mouse Attack LMB / Mouse Block RMB</text:span></text:p>
        </text:list-item>
      </text:list>
      <text:p text:style-name="P11"><text:span text:style-name="T16"/></text:p>
      <text:list text:style-name="L12">
        <text:list-item>
          <text:p text:style-name="P12"><text:span text:style-name="T17">Der Spieler kann mit der Spielfigur über die Maustaste LMB angreifen (in Angriffsrichtung siehe Mouse Look Directional). Maustaste RMB dient zum Blocken gegnerischer Angriffe.</text:span></text:p>
        </text:list-item>
      </text:list>
      <text:p text:style-name="P13"><text:span text:style-name="T18"/></text:p>
      <text:p text:style-name="P14"><text:span text:style-name="T19">Gameplay:</text:span></text:p>
      <text:p text:style-name="P14"><text:span text:style-name="T20"/></text:p>
      <text:list text:style-name="L15">
        <text:list-item>
          <text:p text:style-name="P15"><text:span text:style-name="T21">Hack 'n Slay mit winzigen RP Elementen (Items).</text:span></text:p>
        </text:list-item>
      </text:list>
      <text:p text:style-name="P16"><text:span text:style-name="T22"/></text:p>
      <text:list text:style-name="L17">
        <text:list-item>
          <text:p text:style-name="P17"><text:span text:style-name="T23">Grundprinzip Bossfights</text:span></text:p>
        </text:list-item>
      </text:list>
      <text:p text:style-name="P18"><text:span text:style-name="T24"/></text:p>
      <text:list text:style-name="L19">
        <text:list-item>
          <text:p text:style-name="P19"><text:span text:style-name="T25">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p>
        </text:list-item>
      </text:list>
      <text:p text:style-name="P20"><text:span text:style-name="T26"/></text:p>
      <text:list text:style-name="L21">
        <text:list-item>
          <text:p text:style-name="P21"><text:span text:style-name="T27">Item Suche/Kauf</text:span></text:p>
        </text:list-item>
      </text:list>
      <text:p text:style-name="P22"><text:span text:style-name="T28"/></text:p>
      <text:list text:style-name="L23">
        <text:list-item>
          <text:p text:style-name="P23"><text:span text:style-name="T29">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p>
        </text:list-item>
      </text:list>
      <text:p text:style-name="P24"><text:span text:style-name="T30"/></text:p>
      <text:p text:style-name="P25"><text:span text:style-name="T31">GUI:</text:span></text:p>
      <text:p text:style-name="P25"><text:span text:style-name="T32"/></text:p>
      <text:list text:style-name="L26">
        <text:list-item>
          <text:p text:style-name="P26"><text:span text:style-name="T33">Für das GUI habe ich keine Informationen. Das wird sich wenn am Setting/Szenario anlehnen.</text:span></text:p>
        </text:list-item>
      </text:list>
      <text:p text:style-name="P27"><text:span text:style-name="T34"/></text:p>
      <text:p text:style-name="P28"><text:span text:style-name="T35">Story:</text:span></text:p>
      <text:p text:style-name="P28"><text:span text:style-name="T36"/></text:p>
      <text:list text:style-name="L29">
        <text:list-item>
          <text:p text:style-name="P29"><text:span text:style-name="T37">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p>
        </text:list-item>
      </text:list>
      <text:p text:style-name="P30"><text:span text:style-name="T38"/></text:p>
      <text:p text:style-name="P31"><text:span text:style-name="T39">Spielziel:</text:span></text:p>
      <text:p text:style-name="P31"><text:span text:style-name="T40"/></text:p>
      <text:list text:style-name="L32">
        <text:list-item>
          <text:p text:style-name="P32"><text:span text:style-name="T41">Kämpfe dich von Boss zu Boss - das dürfte die erste Hürde sein. Bestehe gegen den großen Endboss. Dieser Endboss soll teilweise alle Stärken der anderen Boss vereinen, was ein Zusammenspiel aller gesammelten Items &amp; Fähigkeiten des Helden beansprucht.</text:span></text:p>
        </text:list-item>
      </text:list>
      <text:p text:style-name="P33"><text:span text:style-name="T42"/></text:p>
      <text:p text:style-name="P33"><text:span text:style-name="T42"/></text:p>
      <text:p text:style-name="P34"><text:span text:style-name="T43">Kritik &amp; Suggestions:</text:span></text:p>
      <text:p text:style-name="P34"><text:span text:style-name="T44"/></text:p>
      <text:p text:style-name="P35"><text:span text:style-name="T45">Haut hier alles rein was ihr denkt! - Charlie</text:span></text:p>
      <text:p text:style-name="P35"><text:span text:style-name="T45"/></text:p>
      <text:p text:style-name="P35"><text:span text:style-name="T46">Feature:</text:span><text:span text:style-name="T47"/></text:p>
      <text:p text:style-name="P35"><text:span text:style-name="T47"/></text:p>
      <text:p text:style-name="P35"><text:span text:style-name="T48">Da ich mich momentan mit der GameLoop beschäftige fände ich es noch gut wenn man eine Art Slow Motion Mode hätte bzw. evtl ein Rares Item gibt womit man seine Umgebung / Geschosse verlangsamen kann.</text:span></text:p>
      <text:p text:style-name="P35"><text:span text:style-name="T48"/></text:p>
      <text:p text:style-name="P35"><text:span text:style-name="T49">Game Mode Core Engine.</text:span><text:span text:style-name="T50"/></text:p>
      <text:p text:style-name="P35"><text:span text:style-name="T50"/></text:p>
      <text:p text:style-name="P35"><text:span text:style-name="T50">Ich finde aber es sollte 2 Spiel-Modi geben ein mal Arena. Das heisst einfach ein offenes Feld wo nach und nach Gegner spawnen und das Ziel ist solange wie möglich zu überleben.</text:span></text:p>
      <text:p text:style-name="P35"><text:span text:style-name="T50"/></text:p>
      <text:p text:style-name="P35"><text:span text:style-name="T50">Es hat einen Grund warum ich diesen Arena-Modi anspreche, da ich denke das dieser Perfekt ist um die Core Features(TileMap, Movement, Collision, ScreenManager, SlowMotion, Inventory/PowerUP, InputManager) zu implementieren und zu testen. So können wir uns erstmal nahezu voll auf das Coden Konzentrieren ohne unsere Ressourcen(Zeit) mit Mappen und Pixeln zu verbrauchen. </text:span></text:p>
      <text:p text:style-name="P35"><text:span text:style-name="T50"/></text:p>
      <text:p text:style-name="P35"><text:span text:style-name="T50">Solle dann alles Funktionieren können wir einen weiteren Spiel Modus implementieren. Story wo man eben vordefiniere Level bestehen muss und als großes Ziel den Endboss hat.</text:span></text:p>
      <text:p text:style-name="P35"><text:span text:style-name="T50"/></text:p>
      <text:p text:style-name="P36"><text:span text:style-name="T51">Lob:</text:span><text:span text:style-name="T52"/></text:p>
      <text:p text:style-name="P36"><text:span text:style-name="T52"/></text:p>
      <text:p text:style-name="P37"><text:span text:style-name="T52">Ausserdem finde ich die Idee erstmal sehr gut ! Gute Arbeit Charlie.</text:span><text:span text:style-name="T53"/></text:p>
      <text:p text:style-name="P37"><text:span text:style-name="T53"/></text:p>
      <text:p text:style-name="P37"><text:span text:style-name="T54"/></text:p>
      <text:p text:style-name="P38"><text:span text:style-name="T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